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拓扑模型研究</text:h>
      <text:p text:style-name="Standard"/>
      <text:p text:style-name="Standard">Oracle 10g Spatial:</text:p>
      <text:p text:style-name="Standard"/>
      <text:p text:style-name="Standard">创建拓扑有两种方式：</text:p>
      <text:p text:style-name="Standard">1.从edge、node、face数据创建。</text:p>
      <text:p text:style-name="Standard">2.从spatial geometry数据创建。</text:p>
      <text:p text:style-name="Standard">会创建一套表：&lt;topology-name&gt;_EDGE$、&lt;topology-name&gt;_FACE$、&lt;topology-name&gt;_HISTORY$。</text:p>
      <text:p text:style-name="Standard">历史信息表只记录edge或face被分割/合并的信息。表结构：</text:p>
      <text:p text:style-name="Standard">TOPO_TX_ID 拓扑事务ID</text:p>
      <text:p text:style-name="Standard">TOPO_SEQUENCE 事务中编辑操作的顺序号</text:p>
      <text:p text:style-name="Standard">TOPOLOGY 包含被编辑对象的拓扑ID</text:p>
      <text:p text:style-name="Standard">TOPO_ID 拓扑元素ID</text:p>
      <text:p text:style-name="Standard">TOPO_TYPE 拓扑类型</text:p>
      <text:p text:style-name="Standard">TOPO_OP 拓扑操作：I插入，D删除</text:p>
      <text:p text:style-name="Standard">PARENT_ID 对于插入操作是派生当前拓扑元素的父元素ID；对于删除操作，是结果拓扑元素ID。</text:p>
      <text:p text:style-name="Standard"/>
      <text:p text:style-name="Standard">创建网络有两种基本方法：</text:p>
      <text:p text:style-name="Standard">1. 让spatial执行大多数操作。使用CREATE_&lt;network-type&gt;_NETWORK过程，会自动创建必要的网络数据模型表并且插入适当的元数据信息到xxx_SDO_NETWORK_METADATA视图。默认的表名为：&lt;network- name&gt;_NODE$、&lt;network-name&gt;_LINK$、&lt;network-name&gt;_PATH$和 &lt;network-name&gt;_PLINK$。默认的成本列名为COST，默认的几何图元列名为GEOMETRY。</text:p>
      <text:p text:style-name="Standard">2. 自己创建必要的network表并且更新network元数据。</text:p>
      <text:p text:style-name="Standard"/>
      <text:p text:style-name="Standard">网络数据模型相关概念：</text:p>
      <text:p text:style-name="Standard">1. node：表示关心的对象。</text:p>
      <text:p text:style-name="Standard">2. link/edge/segment：两个node之间的关系。可以是有向或无向；无向网络中，所有link是双向的。</text:p>
      <text:p text:style-name="Standard">3. network：是一组node和link。</text:p>
      <text:p text:style-name="Standard">4. logical network：只包含连接关系，没有图形信息。用于网络分析。</text:p>
      <text:p text:style-name="Standard">5. spatial network：包含连接关系和图形信息。可以是SDO network、LRS network或topo geometry network。在一个LRS网络中，每个node包括一个图形元素ID和一个度量值；每个link包括一个图形元素ID和起始和终结的度量值。</text:p>
      <text:p text:style-name="Standard">6. feature：是网络应用程序中连接到一个node或link所关心的对象。例如交通网络中，feature可能包括出口和交叉口(node)，以及高速公路和街道(link)。</text:p>
      <text:p text:style-name="Standard">7. cost：是关联到node或link，用于计算最小成本路径的非负数值。例如你可以指定驱车时间或者驱车距离作为link的成本因素。</text:p>
      <text:p text:style-name="Standard">8. duration：是关联到node或link，用于指定node或link的时间值的非负数值。</text:p>
      <text:p text:style-name="Standard">9. state：ACTIVE或INACTIVE的字符串属性。用于指明node或link是否被网络分析函数考虑。</text:p>
      <text:p text:style-name="Standard">10. type：用户自定义的node或link类型。</text:p>
      <text:p text:style-name="Standard">11. reachable nodes：从一个给定node可达的所有node。</text:p>
      <text:p text:style-name="Standard">12. degree：连接某个node的link数。in-degree表明入站link数，out-degree表明出站link数。</text:p>
      <text:p text:style-name="Standard">13. spanning tree：连接graph的所有node是一颗树(没有重复)。minimum cost spanning tree用于计算最小总成本。</text:p>
      <text:p text:style-name="Standard"/>
      <text:p text:style-name="Standard">网络应用例子：</text:p>
      <text:p text:style-name="Standard"><text:soft-page-break/>1. 道路网络</text:p>
      <text:p text:style-name="Standard">通常道路网络中重要的操作是查找从起点到终点的路径，最小化移动的路程或时间。可能还有其他的路径计算约束，比如通过特定的地标，或者避开特定的交叉口。</text:p>
      <text:p text:style-name="Standard">2. 铁路(地铁)网络</text:p>
      <text:p text:style-name="Standard">地铁网络中重要的操作是查找从某个站点可达的所有站点；查找两个指定站点中的停站数；查找两个站点间的通行时间。</text:p>
      <text:p text:style-name="Standard">3. 设施网络</text:p>
      <text:p text:style-name="Standard">例如电力和电缆网络，通常需配置为最小成本。重要的操作为根据必要的服务质量，使用最低的成本确定两个节点之间的连接。另外重要操作包括连通性分析，例如，自来水网络中供水站点停水影响的区域。</text:p>
      <text:p text:style-name="Standard">4. 生物化学网络</text:p>
      <text:p text:style-name="Standard">生化网络用于表现生命有机体之间的反应和规则。例如新陈代谢路径是酶反应的相关网络。基因、蛋白质、化学化合物是node，node之间的反应是link。重要的操作包括计算路径和node的度数(link数)。</text:p>
      <text:p text:style-name="Standard"/>
      <text:p text:style-name="Standard">网络层次</text:p>
      <text:p text:style-name="Standard">某些网络应用需要不同层次抽象的表现。网络层次可以通过给node和link设定不同的层次级别来表达多层抽象，低层和高层抽象可以有父子关系。</text:p>
      <text:p text:style-name="Standard"/>
      <text:p text:style-name="Standard">网络约束</text:p>
      <text:p text:style-name="Standard">网络约束为网络分析计算中的限制。例如，道路中的单行道或禁止左转标志；或者驾驶路线中不包括收费路段。</text:p>
      <text:p text:style-name="Standard"/>
      <text:p text:style-name="Standard">网络编辑和分析</text:p>
      <text:p text:style-name="Standard">把网络或者网络的某个层次装载到网络内存对象编辑和分析。(对于内存和CPU负载是个压力，应该会对数据库服务带来影响)</text:p>
      <text:p text:style-name="Standard"/>
      <text:p text:style-name="Standard">网络数据模型表</text:p>
      <text:p text:style-name="Standard">由一个node表和一个link表组成。</text:p>
      <text:p text:style-name="Standard">node表结构：</text:p>
      <text:p text:style-name="Standard">NODE_ID 节点在网络中的唯一ID</text:p>
      <text:p text:style-name="Standard">NODE_NAME 节点的名字</text:p>
      <text:p text:style-name="Standard">NODE_TYPE 用户自定义类型字符串描述</text:p>
      <text:p text:style-name="Standard">ACTIVE Y或N</text:p>
      <text:p text:style-name="Standard">PARTITION_ID 保留给将来使用</text:p>
      <text:p text:style-name="Standard">&lt;node_geometry_column&gt;或GEOM_ID和MEASURE 对于逻辑网络，不使用该列</text:p>
      <text:p text:style-name="Standard">&lt;node_cost_column&gt; 成本值</text:p>
      <text:p text:style-name="Standard">HIERARCHY_LEVEL 只用于层次网络：网络层次号</text:p>
      <text:p text:style-name="Standard">PARENT_NODE_ID <text:s/>只用于层次网络：此节点的父节点</text:p>
      <text:p text:style-name="Standard">link表结构：</text:p>
      <text:p text:style-name="Standard">LINK_ID link在网络中的唯一ID</text:p>
      <text:p text:style-name="Standard">LINK_NAME link名字</text:p>
      <text:p text:style-name="Standard">START_NODE_ID 起始node的ID</text:p>
      <text:p text:style-name="Standard">END_NODE_ID 终止node的ID</text:p>
      <text:p text:style-name="Standard">LINK_TYPE 用户自定义类型字符串描述</text:p>
      <text:p text:style-name="Standard">ACTIVE Y或N</text:p>
      <text:p text:style-name="Standard">LINK_LEVEL 优先级别(高优先级在计算时先考虑)</text:p>
      <text:p text:style-name="Standard">&lt;link_geometry_column&gt;或GEOM_ID、START_MEASURE和END_MEASURE</text:p>
      <text:p text:style-name="Standard">&lt;link_cost_column&gt; 成本值 (如果双向成本不同，有限制)</text:p>
      <text:p text:style-name="Standard">PARENT_LINK_ID 父link的ID</text:p>
      <text:p text:style-name="Standard">BIDIRECTED Y双向；N单向(从起始到终止节点)</text:p>
      <text:p text:style-name="Standard">path表：</text:p>
      <text:p text:style-name="Standard"><text:soft-page-break/>每个网络可以有一个path表，用于存储网络分析的结果。一个path是一个link的有序序列。对于每个path表，必须创建一个关联的path-link表。</text:p>
      <text:p text:style-name="Standard">path-link表：</text:p>
      <text:p text:style-name="Standard">PATH_ID、LINK_ID、SEQ_NO描述了path和link的关系。</text:p>
      <text:p text:style-name="Standard"/>
      <text:p text:style-name="Standard">使用路径引擎的用户必须在其schema中有下列表：</text:p>
      <text:p text:style-name="Standard">EDGE/NODE/PARTITION/SIGN_POST</text:p>
      <text:p text:style-name="Standard">EDGE中存储了道路等级、长度、限速等信息;SIGN_POST表保存用来生成驾驶方向的信号信息。</text:p>
      <text:p text:style-name="Standard"/>
      <text:p text:style-name="Standard"/>
      <text:h text:style-name="Heading_20_1" text:outline-level="1">浅析图表</text:h>
      <text:p text:style-name="Standard">-----------------------------------------------------------------------------------------------------</text:p>
      <text:p text:style-name="Standard"><text:s text:c="4"/>千言万语不如一张图。大数学家欧拉没有去哥尼斯堡的7座桥上散步绕圈，他把由7座桥连接的4块陆地用4个点表示，把7座桥画成7条连接相关点的连线，并通过计算关联各点的边的数目的奇偶性，巧妙地解决了著名的7桥难题。从此，开启了一门关于图 （Graph） 的新学科—图论，欧拉也因此被冠以图论的创始人。这个图（Graph ），不同于图画的图（Picture，Painting）和肖像、画像图（Iconic，Portrait），不同于地图、交通图和天体图的图（Map），也不同于文章中插图的图（Figure，Diagram，Drawing），不同于表示集合的文氏图（Veen Diagram）和表示偏序集的哈斯（Hasse）图。中国自古以来流传的图有，上古时期的洛书、河图，古人筮卦和堪舆推演的八卦图和罗盘图，五行相生、相克的关系图，道家秘传的阴阳（鱼）图，杨志荣献给座山雕的联络图，等等。所有这些虽都不是图论所谓的图，但都与图论的图有着千丝万缕的联系，都可以构建其对应的图（Graph）模型。</text:p>
      <text:p text:style-name="Standard"><text:s text:c="4"/>⑴ 图的多重性</text:p>
      <text:p text:style-name="Standard"><text:s text:c="4"/>作为一种模型的图，其表示方式具有多重性：</text:p>
      <text:p text:style-name="Standard">· 一是形式化记法（Formal Notation）。即采用集合符号的记法。这种记法中仅有两种图素，即顶点(Vertices)与边(Edges)。图用顶点集合V和边集合E构成的序偶表示， 记为G=(V, E)。其中， E=V´V。采用集合记法表示图的重要意义在于，可以把关于集合论的概念、运算、性质和方法等，大量地搬到图中。这是采用形式化方法讨论图的基础。</text:p>
      <text:p text:style-name="Standard">· 二是图形化表示法（Graphical Representation）。即采用小圈（实心或空心）表示顶点（亦称结点，node），若两个顶点之间有边关联则画一条线。图形化记法与形式化记法之间有着一一对应关系，这种几何或拓扑记法直观形象，是在计算机上进行可视化设计或实现的草图或雏型。</text:p>
      <text:p text:style-name="Standard">· 三是矩阵记法（Matrix Notation）。这种记法将顶点集按字典序或下标升序，依次排列在矩阵的左侧（对应矩阵的行）和矩阵的顶部（对应于矩阵的列）。若对应于矩阵第i行和第j列的两个元素（顶点）有边关联，则将该矩阵的第（i，j）个元素置以数值1（对多重边则置以边的条数），否则置以数值0。矩阵记法把图的分量（顶点和边）与数值有机的关联在一起，给用矩阵的数值计算研究图带来了很大的方便。</text:p>
      <text:p text:style-name="Standard">· 图中定义了顶点的度，即与顶点关联的边的条数，并用所有顶点的度之和表示图的度。图中第一个重要的定理是握手定理，该定理表明图的度数等于图中边的条数的2倍。并由此推断出图中奇度顶点的数目一定是偶数。图的理论研究是一门深奥的科学，具有很大的魅力，曾经吸引过许多科学家为之奋斗终生。</text:p>
      <text:p text:style-name="Standard"><text:s text:c="4"/>⑵ 图的分类与变体</text:p>
      <text:p text:style-name="Standard">图（Graph）是一种基本的计算模型，是一种强有力的建模工具。它可以用在许多领域、对各类工程和关系构建图模型。图的理论太庞大了，从而必须进行分类研究。</text:p>
      <text:p text:style-name="Standard">· 图（Graph）的分类包括：</text:p>
      <text:p text:style-name="Standard">无向图（边不考虑方向），有向图（所有的边都是有向弧），简单图 (任意两点之间都不具有多重边)，多重图（具有多重边的图），混合图，连通图，赋权图，二分图（或二部图），树（Tree），森林。有色图。</text:p>
      <text:p text:style-name="Standard"><text:s/>鉴于树（Tree）的特殊概念、理论及其广泛用途，一般把树从图分离出去，形成一门独立<text:soft-page-break/>分支讨论。</text:p>
      <text:p text:style-name="Standard"><text:s/>· 图的变体</text:p>
      <text:p text:style-name="Standard">许多工程师结合工程应用及行业习惯，给出了许多实际问题的图形表示。这些都可以看做图的变体（Varient）。软件工程中的图有如，网络拓扑图，网络协议图，软件生命周期图，体系结构图（Architecture Diagram），设计结构图（Design Structure Diagram），数据流图（DFD），程序流程图（PFD），N-S盒图，数据结构图(DSD)，类及对象图，活动图，时序图，软件组件图，软件框架图，软件模式图，交互模式图，概念图，范畴分类图，计算模型图，等等。值得注意的是，这些图的英文词都不用Graph而是采用Diagram。</text:p>
      <text:p text:style-name="Standard">这些图的变体中的连线一般并不称为边。有些连线采用实线，有些采用虚线，有些是有向的，有些是无向的（也可能有默认的约定方向），有用直线的，有用折线的，有用曲线的。其中，线形的粗细也有差别，有向箭头也五花八门，各有具体涵义。连线之外的其它图素，并不称为顶点，其表示形式也不尽相同，有用圆圈的，有用椭圆的，有用方框的，有用立方体的，有用菱形的，有用工字型的，有用三角形的，有用多边形的，有填入阴影的，有单重的，有双重的，有写进文字的，有写进文字、数据或公式的。等等，等等，不一而足。整体图形的形状有连通的，有不连通的，有形成回路的，有不形成回路的，有分层的，有不分层的。有些分层的层（横放的框，竖放的框）之间已省略了连线，有些框还嵌套在一起，形成了一座金字塔。连线或其它图素上有带标识的，有不带标识的，有加注释的，有不带注释的。</text:p>
      <text:p text:style-name="Standard">所有以上的图，因不同的作者和行业习惯而出现了不同的形式，图素的形状特征不一，同一形状的图素所代表的含义也有很大差异。例如，都是方框，既可以代表服务器，又可以代表客户机。但它们已经有了初步的拓扑与抽象。进一步的抽象，其中有些也可以升级为图（Graph），或二分图，简单图，赋权图，树，等等。</text:p>
      <text:p text:style-name="Standard">⑶ 图的孪生姐妹—表</text:p>
      <text:p text:style-name="Standard">与图（Graph）模型具有同等重要作用的是表。离散数学中有几个典型的表结构。</text:p>
      <text:p text:style-name="Standard">· 真值表（Truth Table）</text:p>
      <text:p text:style-name="Standard">在数理逻辑中大家已经看到了真值表的形式及应用。真值表是一种强有力的工具，它可以用在定义中，进一步的强调和加深对定义的描述和理解。二值逻辑中，它的作用是确定无疑的。多值逻辑和模糊逻辑中，它的作用同样很重要。除对定义外，真值表也可作为证明、计数及问题求解的辅助工具。</text:p>
      <text:p text:style-name="Standard">· 关系表（Relation Table）</text:p>
      <text:p text:style-name="Standard">成员与集合之间的从属关系，集合与集合之间的包含关系，函数作用的对象与作用结果之间的映射关系，二元关系中序偶的前者与后者之间的关系，都可以用一张二维表来描述。表中的元素可以用序偶的形式给出；当表的前方和上部按某种顺序排列元素时，表中亦可填入1或0来标识具体的含义。多元关系亦可用一张二维表来描述，表中的元素是多元关系的元组。</text:p>
      <text:p text:style-name="Standard">· 运算表（Operation Table）</text:p>
      <text:p text:style-name="Standard">抽象代数中，把运算符号标识在左上方，运算对象按字典序、数值升序或下标升序排列在运算符号的下方及右方，对应的元素填写在表中右下方的对应行列交叉处。运算表在抽象代数中具有重要的作用。它可以用作代数的定义，分析代数的性质，确定代数的分类，并可用于证明、计数及问题求解中。</text:p>
      <text:p text:style-name="Standard">⑷ 图表的应用</text:p>
      <text:p text:style-name="Standard">图表在现实生活和各种科学领域都有极其广泛的应用。读者不难在各种教科书和工程资料中获得图表的种种应用实例，这里从略。值得注意的是，教科书和论文中，图有图号和图名，表有表号和表名。图号、图名位于图的下方，表号、表名位于表的上方。从别的论文或教科书中引用的图或表，一般都应注明出处。</text:p>
      <text:p text:style-name="Standard"/>
      <text:p text:style-name="Standard"/>
      <text:h text:style-name="Heading_20_1" text:outline-level="1">Flex Spring Graph 组件</text:h>
      <text:p text:style-name="Standard">11月 19th, 2006 — Dreamer</text:p>
      <text:p text:style-name="Standard"/>
      <text:p text:style-name="Standard">Flex Spring Graph 组件：http://mark-shepherd.com/blog/springgraph-flex-component/</text:p>
      <text:p text:style-name="Standard"/>
      <text:p text:style-name="Standard"><text:soft-page-break/>在Flex Spring Graph 组件，通过这个你可以看到 Flex 可以对图形做什么，你可以在这里手动创建一些图形并为他们连线，这些图形可以自由拖动，与之相连的图形也会随之而动，cool!!</text:p>
      <text:p text:style-name="Standard"/>
      <text:p text:style-name="Standard">一些使用Flex Spring Graph 组件的Demo：</text:p>
      <text:p text:style-name="Standard"/>
      <text:p text:style-name="Standard">SpringGraph Explorer 可以让你手动创建图形然后连线，体验SpringGraph的功能。</text:p>
      <text:p text:style-name="Standard"/>
      <text:p text:style-name="Standard">Amazon Roamer 使用 SpringGraph 和 Amazon Web Services 来查看 Amazon.com 的相关产品。</text:p>
      <text:p text:style-name="Standard"/>
      <text:p text:style-name="Standard">更多Demo请看原文：http://mark-shepherd.com/blog/springgraph-flex-component/</text:p>
      <text:p text:style-name="Standard"/>
      <text:p text:style-name="Standard">源代码下载：点击这里</text:p>
      <text:p text:style-name="Standard">查看文档：点击这里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eaman Wang</meta:initial-creator>
    <meta:creation-date>2009-01-09T11:39:50</meta:creation-date>
    <dc:date>2009-01-09T11:57:51</dc:date>
    <dc:creator>Seaman Wang</dc:creator>
    <meta:editing-duration>PT00H18M14S</meta:editing-duration>
    <meta:editing-cycles>5</meta:editing-cycles>
    <meta:generator>OpenOffice.org/3.0$Unix OpenOffice.org_project/300m9$Build-9358</meta:generator>
    <meta:document-statistic meta:table-count="0" meta:image-count="0" meta:object-count="0" meta:page-count="5" meta:paragraph-count="115" meta:word-count="2499" meta:character-count="6121"/>
  </office:meta>
</office:document-meta>
</file>